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ung Light SC" svg:font-family="'MSung Light SC'" style:font-pitch="variable"/>
    <style:font-face style:name="Tahoma" svg:font-family="Tahoma" style:font-pitch="variable"/>
    <style:font-face style:name="宋体" svg:font-family="宋体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481.86pt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467.69pt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text-properties fo:font-size="15pt" fo:font-style="normal" style:font-name-asian="宋体" style:font-size-asian="15pt" style:font-style-asian="normal" style:font-size-complex="15pt" style:font-style-complex="normal"/>
    </style:style>
    <style:style style:name="P5" style:family="paragraph" style:parent-style-name="Standard">
      <style:text-properties style:font-name-asian="宋体" style:language-asian="zh" style:country-asian="CN"/>
    </style:style>
    <style:style style:name="P6" style:family="paragraph" style:parent-style-name="Text_20_body">
      <style:text-properties fo:font-size="15pt" fo:font-style="normal" style:font-name-asian="宋体" style:font-size-asian="15pt" style:font-style-asian="normal" style:font-size-complex="15pt" style:font-style-complex="normal"/>
    </style:style>
    <style:style style:name="Sect1" style:family="section">
      <style:section-properties style:editable="false">
        <style:columns fo:column-count="0" fo:column-gap="0pt"/>
      </style:section-properties>
    </style:style>
    <text:list-style style:name="L1">
      <text:list-level-style-number text:level="1" style:num-format="">
        <style:list-level-properties text:min-label-distance="10.8pt"/>
      </text:list-level-style-number>
      <text:list-level-style-number text:level="2" style:num-format="">
        <style:list-level-properties text:min-label-distance="10.8pt"/>
      </text:list-level-style-number>
      <text:list-level-style-number text:level="3" style:num-format="">
        <style:list-level-properties text:min-label-distance="10.8pt"/>
      </text:list-level-style-number>
      <text:list-level-style-number text:level="4" style:num-format="">
        <style:list-level-properties text:min-label-distance="10.8pt"/>
      </text:list-level-style-number>
      <text:list-level-style-number text:level="5" style:num-format="">
        <style:list-level-properties text:min-label-distance="10.8pt"/>
      </text:list-level-style-number>
      <text:list-level-style-number text:level="6" style:num-format="">
        <style:list-level-properties text:min-label-distance="10.8pt"/>
      </text:list-level-style-number>
      <text:list-level-style-number text:level="7" style:num-format="">
        <style:list-level-properties text:min-label-distance="10.8pt"/>
      </text:list-level-style-number>
      <text:list-level-style-number text:level="8" style:num-format="">
        <style:list-level-properties text:min-label-distance="10.8pt"/>
      </text:list-level-style-number>
      <text:list-level-style-number text:level="9" style:num-format="">
        <style:list-level-properties text:min-label-distance="10.8pt"/>
      </text:list-level-style-number>
      <text:list-level-style-number text:level="10" style:num-format="">
        <style:list-level-properties text:min-label-distance="10.8pt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5f_20_5f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20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20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20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20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20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20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20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1">第一章<text:tab/>1</text:p>
          <text:p text:style-name="P2">第一节<text:tab/>1</text:p>
          <text:p text:style-name="P2">第二节<text:tab/>1</text:p>
          <text:p text:style-name="P1">第二章<text:tab/>2</text:p>
          <text:p text:style-name="P2">第一节<text:tab/>2</text:p>
          <text:p text:style-name="P2">索引<text:tab/>3</text:p>
        </text:index-body>
      </text:table-of-content>
      <text:h text:style-name="P3" text:outline-level="1">第一章</text:h>
      <text:h text:style-name="P4" text:outline-level="2">第一节</text:h>
      <text:p text:style-name="P5"><text:alphabetical-index-mark-start text:id="IMark70080468"/>主索引1<text:alphabetical-index-mark-end text:id="IMark7008046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2">第二节</text:h>
      <text:p text:style-name="P5"><text:alphabetical-index-mark-start text:id="IMark70083396" text:string-value-phonetic="zhu suo yin er"/>主索引二<text:alphabetical-index-mark-end text:id="IMark7008339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h text:style-name="P3" text:outline-level="1">第二章</text:h>
      <text:h text:style-name="P4" text:outline-level="2">第一节</text:h>
      <text:p text:style-name="P5"><text:alphabetical-index-mark-start text:id="IMark70081748" text:string-value-phonetic="zhu suo yin san"/>主索引三<text:alphabetical-index-mark-end text:id="IMark7008174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2"/>
      <text:h text:style-name="Heading_20_2" text:outline-level="2">索引</text:h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ung Light SC" svg:font-family="'MSung Light SC'" style:font-pitch="variable"/>
    <style:font-face style:name="Tahoma" svg:font-family="Tahoma" style:font-pitch="variable"/>
    <style:font-face style:name="宋体" svg:font-family="宋体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29pt" style:writing-mode="page"/>
      <style:text-properties style:use-window-font-color="true" style:font-name="Thorndale" fo:font-size="12pt" fo:language="en" fo:country="US" style:font-name-asian="MSung Light SC" style:font-size-asian="12pt" style:language-asian="zh" style:country-asian="CN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lbany" fo:font-size="14pt" style:font-name-asian="MSung Light S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81.86pt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69pt" style:type="right" style:leader-style="dotted" style:leader-text="."/>
        </style:tab-stops>
      </style:paragraph-properties>
    </style:style>
    <text:outline-style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14.14pt" style:num-format="1" text:number-position="left" text:increment="5"/>
  </office:styles>
  <office:automatic-styles>
    <style:page-layout style:name="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xie xie</meta:initial-creator>
    <meta:creation-date>2006-08-09T10:14:11</meta:creation-date>
    <dc:creator>xie xie</dc:creator>
    <dc:date>2006-08-10T09:53:32</dc:date>
    <dc:language>en-US</dc:language>
    <meta:editing-cycles>3</meta:editing-cycles>
    <meta:editing-duration>PT10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6" meta:word-count="34" meta:character-count="62"/>
  </office:meta>
</office:document-meta>
</file>